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5.291cm" svg:height="8.491cm" svg:x="0.1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7-11T13:12:02.490434731</dc:date>
    <meta:editing-duration>PT4M23S</meta:editing-duration>
    <meta:editing-cycles>2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492cm" xlink:href="." xlink:type="simple" chart:class="chart:scatter" chart:style-name="ch1">
        <chart:plot-area chart:style-name="ch2" chart:data-source-has-labels="both" svg:x="0.305cm" svg:y="0.169cm" svg:width="14.682cm" svg:height="8.154cm">
          <chartooo:coordinate-region svg:x="0.847cm" svg:y="0.368cm" svg:width="14.046cm" svg:height="7.756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2.6213166691064">
                <text:p>2.6213166691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2.64391035619498">
                <text:p>2.643910356194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2.66585169796485">
                <text:p>2.66585169796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2.68713528071824">
                <text:p>2.687135280718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2.70775585304958">
                <text:p>2.70775585304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2.72770832714121">
                <text:p>2.727708327141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2.74698778001868">
                <text:p>2.746987780018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2.7655894547655">
                <text:p>2.76558945476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2.78350876169676">
                <text:p>2.783508761696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2.80074127949161">
                <text:p>2.800741279491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2.81728275628413">
                <text:p>2.817282756284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83312911071244">
                <text:p>2.833129110712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84827643292571">
                <text:p>2.848276432925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86272098554883">
                <text:p>2.862720985548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87645920460458">
                <text:p>2.876459204604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88948770039297">
                <text:p>2.889487700392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90180325832763">
                <text:p>2.901803258327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91340283972891">
                <text:p>2.913402839728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92428358257367">
                <text:p>2.924283582573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93444280220142">
                <text:p>2.93444280220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94387799197674">
                <text:p>2.943877991976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95258682390773">
                <text:p>2.952586823907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96056714922042">
                <text:p>2.960567149220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6781699888896">
                <text:p>2.96781699888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.97433458412143">
                <text:p>2.974334584121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8011829680119">
                <text:p>2.9801182968011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98516670988368">
                <text:p>2.985166709883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98947857774851">
                <text:p>2.989478577748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99305283650682">
                <text:p>2.993052836506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99588860426372">
                <text:p>2.995888604263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99798518133597">
                <text:p>2.997985181335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99934205042454">
                <text:p>2.999342050424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99995887674228">
                <text:p>2.99995887674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99983550809654">
                <text:p>2.9998355080965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99897197492667">
                <text:p>2.99897197492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99736849029658">
                <text:p>2.9973684902965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99502544984208">
                <text:p>2.995025449842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99194343167337">
                <text:p>2.991943431673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2.98812319623231">
                <text:p>2.988123196232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2.98356568610482">
                <text:p>2.983565686104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2.97827202578834">
                <text:p>2.978272025788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2.97224352141433">
                <text:p>2.972243521414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2.96548166042605">
                <text:p>2.96548166042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2.95798811121151">
                <text:p>2.95798811121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2.94976472269186">
                <text:p>2.949764722691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2.94081352386517">
                <text:p>2.940813523865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2.93113672330579">
                <text:p>2.931136723305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2.92073670861948">
                <text:p>2.920736708619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2.90961604585424">
                <text:p>2.909616045854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2.88522392864763">
                <text:p>2.885223928647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2.8719584925962">
                <text:p>2.87195849259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2.85798444376076">
                <text:p>2.8579844437607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2.84330523002876">
                <text:p>2.8433052300287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2.82792447327653">
                <text:p>2.827924473276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2.81184596847567">
                <text:p>2.811845968475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2.79507368275665">
                <text:p>2.795073682756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2.77761175442998">
                <text:p>2.77761175442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2.75946449196521">
                <text:p>2.759464491965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2.7406363729278">
                <text:p>2.74063637292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2.72113204287439">
                <text:p>2.721132042874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2.70095631420658">
                <text:p>2.7009563142065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2.68011416498351">
                <text:p>2.680114164983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2.65861073769364">
                <text:p>2.658610737693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2.6364513379859">
                <text:p>2.636451337985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2.61364143336057">
                <text:p>2.613641433360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2.59018665182032">
                <text:p>2.5901866518203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2.56609278048152">
                <text:p>2.5660927804815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2.54136576414641">
                <text:p>2.541365764146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2.51601170383627">
                <text:p>2.516011703836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2.4900368552861">
                <text:p>2.49003685528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2.46344762740111">
                <text:p>2.463447627401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2.43625058067542">
                <text:p>2.436250580675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2.40845242557334">
                <text:p>2.40845242557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.38006002087371">
                <text:p>2.380060020873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2.35108037197752">
                <text:p>2.351080371977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2.32152062917952">
                <text:p>2.3215206291795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2.29138808590393">
                <text:p>2.291388085903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2.26069017690491">
                <text:p>2.2606901769049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2.22943447643218">
                <text:p>2.229434476432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2.19762869636214">
                <text:p>2.197628696362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2.16528068429509">
                <text:p>2.165280684295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2.13239842161898">
                <text:p>2.132398421618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2.0989900215401">
                <text:p>2.09899002154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2.06506372708126">
                <text:p>2.065063727081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2.03062790904798">
                <text:p>2.03062790904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1.99569106396308">
                <text:p>1.995691063963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1.96026181197032">
                <text:p>1.960261811970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1.92434889470747">
                <text:p>1.924348894707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1.88796117314951">
                <text:p>1.8879611731495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1.85110762542225">
                <text:p>1.851107625422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1.81379734458713">
                <text:p>1.813797344587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1.77603953639766">
                <text:p>1.776039536397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1.73784351702804">
                <text:p>1.737843517028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1.6992187107745">
                <text:p>1.69921871077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1.66017464773003">
                <text:p>1.660174647730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1.62072096143297">
                <text:p>1.6207209614329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1.58086738649003">
                <text:p>1.580867386490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1.54062375617451">
                <text:p>1.540623756174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1.45900614127047">
                <text:p>1.45900614127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1.41765229460716">
                <text:p>1.417652294607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37594866345295">
                <text:p>1.3759486634529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33390553755478">
                <text:p>1.3339055375547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29153329042489">
                <text:p>1.2915332904248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2488423767812">
                <text:p>1.24884237678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20584332996788">
                <text:p>1.2058433299678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16254675935631">
                <text:p>1.1625467593563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11896334772743">
                <text:p>1.118963347727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0751038486359">
                <text:p>1.07510384863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03097908375685">
                <text:p>1.030979083756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986599940215749">
                <text:p>0.9865999402157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0.941977367902217">
                <text:p>0.9419773679022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0.89712237676826">
                <text:p>0.897122376768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0.852046034111769">
                <text:p>0.85204603411176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0.806759461845797">
                <text:p>0.8067594618457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0.761273833754417">
                <text:p>0.7612738337544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0.715600372735743">
                <text:p>0.71560037273574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0.669750348032855">
                <text:p>0.6697503480328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0.623735072453279">
                <text:p>0.62373507245327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0.577565899577724">
                <text:p>0.57756589957772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0.53125422095875">
                <text:p>0.5312542209587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0.484811463310084">
                <text:p>0.48481146331008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0.438249085687234">
                <text:p>0.43824908568723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0.391578576660155">
                <text:p>0.3915785766601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3448114514786">
                <text:p>0.34481145147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297959249230917">
                <text:p>0.2979592492309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0.251033529996947">
                <text:p>0.25103352999694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0.204045871995745">
                <text:p>0.2040458719957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0.157007868728833">
                <text:p>0.15700786872883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0.10993112611967">
                <text:p>0.1099311261196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0.06282725965007">
                <text:p>0.062827259650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0.0157078914942581">
                <text:p>0.015707891494258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-0.0314153523487377">
                <text:p>-0.031415352348737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-0.0785308449236195">
                <text:p>-0.07853084492361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-0.125626961187599">
                <text:p>-0.1256269611875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-0.172692080878701">
                <text:p>-0.1726920808787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219714591382894">
                <text:p>-0.2197145913828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266682890599324">
                <text:p>-0.26668289059932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0.313585389802959">
                <text:p>-0.31358538980295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0.360410516503942">
                <text:p>-0.3604105165039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0.407146717302911">
                <text:p>-0.4071467173029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0.453782460741656">
                <text:p>-0.45378246074165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0.500306240148307">
                <text:p>-0.5003062401483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0.546706576476442">
                <text:p>-0.54670657647644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0.592972021137378">
                <text:p>-0.59297202113737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0.639091158824929">
                <text:p>-0.63909115882492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685052610331967">
                <text:p>-0.6850526103319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730845035358067">
                <text:p>-0.7308450353580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821877656077296">
                <text:p>-0.8218776560772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867095390833413">
                <text:p>-0.86709539083341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912099182776471">
                <text:p>-0.91209918277647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95687792789421">
                <text:p>-0.95687792789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1.00142057770131">
                <text:p>-1.001420577701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04571614196545">
                <text:p>-1.0457161419654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08975369141893">
                <text:p>-1.0897536914189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1335223604554">
                <text:p>-1.133522360455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17701134981068">
                <text:p>-1.177011349810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2202099292274">
                <text:p>-1.220209929227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26310744010247">
                <text:p>-1.2631074401024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1.30569329811698">
                <text:p>-1.3056932981169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1.34795699584769">
                <text:p>-1.347956995847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1.38988810535959">
                <text:p>-1.389888105359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43147628077883">
                <text:p>-1.431476280778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.47271126084542">
                <text:p>-1.472711260845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1.51358287144506">
                <text:p>-1.5135828714450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1.55408102811939">
                <text:p>-1.5540810281193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1.59419573855425">
                <text:p>-1.594195738554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.63391710504508">
                <text:p>-1.633917105045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.67323532693907">
                <text:p>-1.6732353269390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.71214070305329">
                <text:p>-1.712140703053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1.75062363406835">
                <text:p>-1.7506236340683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1.78867462489685">
                <text:p>-1.788674624896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1.82628428702616">
                <text:p>-1.826284287026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1.86344334083493">
                <text:p>-1.8634433408349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1.90014261788265">
                <text:p>-1.900142617882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1.93637306317185">
                <text:p>-1.936373063171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1.97212573738229">
                <text:p>-1.972125737382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2.00739181907657">
                <text:p>-2.0073918190765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2.04216260687675">
                <text:p>-2.042162606876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2.07642952161122">
                <text:p>-2.0764295216112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2.11018410843151">
                <text:p>-2.110184108431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2.14341803889841">
                <text:p>-2.1434180388984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2.17612311303686">
                <text:p>-2.176123113036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2.2082912613592">
                <text:p>-2.208291261359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2.23991454685617">
                <text:p>-2.239914546856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2.27098516695527">
                <text:p>-2.270985166955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2.3014954554459">
                <text:p>-2.30149545544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2.33143788437091">
                <text:p>-2.331437884370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2.36080506588401">
                <text:p>-2.360805065884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2.38958975407259">
                <text:p>-2.389589754072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2.41778484674555">
                <text:p>-2.4177848467455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2.44538338718566">
                <text:p>-2.445383387185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2.47237856586605">
                <text:p>-2.472378565866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2.4987637221303">
                <text:p>-2.49876372213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2.52453234583592">
                <text:p>-2.524532345835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2.54967807896059">
                <text:p>-2.549678078960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2.57419471717093">
                <text:p>-2.5741947171709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2.59807621135332">
                <text:p>-2.59807621135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